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54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69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college-university-other-agenc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  <table:table-cell table:style-name="ce21" table:number-columns-spanned="2" table:number-rows-spanned="1" office:value-type="string">
            <text:p>Albemarle </text:p>
          </table:table-cell>
          <table:covered-table-cell/>
          <table:table-cell table:style-name="ce21" table:number-columns-spanned="2" table:number-rows-spanned="1" office:value-type="string">
            <text:p>Alleghany </text:p>
          </table:table-cell>
          <table:covered-table-cell/>
          <table:table-cell table:style-name="ce21" table:number-columns-spanned="2" table:number-rows-spanned="1" office:value-type="string">
            <text:p>Amelia </text:p>
          </table:table-cell>
          <table:covered-table-cell/>
          <table:table-cell table:style-name="ce21" table:number-columns-spanned="2" table:number-rows-spanned="1" office:value-type="string">
            <text:p>Amherst </text:p>
          </table:table-cell>
          <table:covered-table-cell/>
          <table:table-cell table:style-name="ce21" table:number-columns-spanned="2" table:number-rows-spanned="1" office:value-type="string">
            <text:p>Appomattox</text:p>
          </table:table-cell>
          <table:covered-table-cell/>
          <table:table-cell table:style-name="ce21" table:number-columns-spanned="2" table:number-rows-spanned="1" office:value-type="string">
            <text:p>Arlington</text:p>
          </table:table-cell>
          <table:covered-table-cell/>
          <table:table-cell table:style-name="ce21" table:number-columns-spanned="2" table:number-rows-spanned="1" office:value-type="string">
            <text:p>Augusta</text:p>
          </table:table-cell>
          <table:covered-table-cell/>
          <table:table-cell table:style-name="ce21" table:number-columns-spanned="2" table:number-rows-spanned="1" office:value-type="string">
            <text:p>Bath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land</text:p>
          </table:table-cell>
          <table:covered-table-cell/>
          <table:table-cell table:style-name="ce21" table:number-columns-spanned="2" table:number-rows-spanned="1" office:value-type="string">
            <text:p>Botetourt</text:p>
          </table:table-cell>
          <table:covered-table-cell/>
          <table:table-cell table:style-name="ce21" table:number-columns-spanned="2" table:number-rows-spanned="1" office:value-type="string">
            <text:p>Brunswick </text:p>
          </table:table-cell>
          <table:covered-table-cell/>
          <table:table-cell table:style-name="ce21" table:number-columns-spanned="2" table:number-rows-spanned="1" office:value-type="string">
            <text:p>Buchanan </text:p>
          </table:table-cell>
          <table:covered-table-cell/>
          <table:table-cell table:style-name="ce21" table:number-columns-spanned="2" table:number-rows-spanned="1" office:value-type="string">
            <text:p>Buckingham </text:p>
          </table:table-cell>
          <table:covered-table-cell/>
          <table:table-cell table:style-name="ce21" table:number-columns-spanned="2" table:number-rows-spanned="1" office:value-type="string">
            <text:p>Campbell </text:p>
          </table:table-cell>
          <table:covered-table-cell/>
          <table:table-cell table:style-name="ce21" table:number-columns-spanned="2" table:number-rows-spanned="1" office:value-type="string">
            <text:p>Caroline </text:p>
          </table:table-cell>
          <table:covered-table-cell/>
          <table:table-cell table:style-name="ce21" table:number-columns-spanned="2" table:number-rows-spanned="1" office:value-type="string">
            <text:p>Carroll</text:p>
          </table:table-cell>
          <table:covered-table-cell/>
          <table:table-cell table:style-name="ce21" office:value-type="string">
            <text:p>Charles City</text:p>
          </table:table-cell>
          <table:table-cell table:style-name="ce21"/>
          <table:table-cell table:style-name="ce21" office:value-type="string">
            <text:p>Charlotte</text:p>
          </table:table-cell>
          <table:table-cell table:style-name="ce21"/>
          <table:table-cell table:style-name="ce21" office:value-type="string">
            <text:p>Chesterfield</text:p>
          </table:table-cell>
          <table:table-cell table:style-name="ce21"/>
          <table:table-cell table:style-name="ce21" office:value-type="string">
            <text:p>Clarke</text:p>
          </table:table-cell>
          <table:table-cell table:style-name="ce21"/>
          <table:table-cell table:style-name="ce21" office:value-type="string">
            <text:p>Craig</text:p>
          </table:table-cell>
          <table:table-cell table:style-name="ce21"/>
          <table:table-cell table:style-name="ce21" office:value-type="string">
            <text:p>Culpeper</text:p>
          </table:table-cell>
          <table:table-cell table:style-name="ce21"/>
          <table:table-cell table:style-name="ce21" office:value-type="string">
            <text:p>Cumberland</text:p>
          </table:table-cell>
          <table:table-cell table:style-name="ce21"/>
          <table:table-cell table:style-name="ce21" office:value-type="string">
            <text:p>Dickenson</text:p>
          </table:table-cell>
          <table:table-cell table:style-name="ce21"/>
          <table:table-cell table:style-name="ce21" office:value-type="string">
            <text:p>Dinwiddie</text:p>
          </table:table-cell>
          <table:table-cell table:style-name="ce21"/>
          <table:table-cell table:style-name="ce21" office:value-type="string">
            <text:p>Essex</text:p>
          </table:table-cell>
          <table:table-cell table:style-name="ce21"/>
          <table:table-cell table:style-name="ce21" office:value-type="string">
            <text:p>Fairfax</text:p>
          </table:table-cell>
          <table:table-cell table:style-name="ce21"/>
          <table:table-cell table:style-name="ce21" office:value-type="string">
            <text:p>Fauquier</text:p>
          </table:table-cell>
          <table:table-cell table:style-name="ce21"/>
          <table:table-cell table:style-name="ce21" office:value-type="string">
            <text:p>Floyd</text:p>
          </table:table-cell>
          <table:table-cell table:style-name="ce21"/>
          <table:table-cell table:style-name="ce21" office:value-type="string">
            <text:p>Fluvanna</text:p>
          </table:table-cell>
          <table:table-cell table:style-name="ce21"/>
          <table:table-cell table:style-name="ce21" office:value-type="string">
            <text:p>Franklin</text:p>
          </table:table-cell>
          <table:table-cell table:style-name="ce21"/>
          <table:table-cell table:style-name="ce21" office:value-type="string">
            <text:p>Frederick</text:p>
          </table:table-cell>
          <table:table-cell table:style-name="ce21"/>
          <table:table-cell table:style-name="ce21" office:value-type="string">
            <text:p>Giles</text:p>
          </table:table-cell>
          <table:table-cell table:style-name="ce21"/>
          <table:table-cell table:style-name="ce21" office:value-type="string">
            <text:p>Gloucester</text:p>
          </table:table-cell>
          <table:table-cell table:style-name="ce21"/>
          <table:table-cell table:style-name="ce21" office:value-type="string">
            <text:p>Goochland</text:p>
          </table:table-cell>
          <table:table-cell table:style-name="ce21"/>
          <table:table-cell table:style-name="ce21" office:value-type="string">
            <text:p>Grayson</text:p>
          </table:table-cell>
          <table:table-cell table:style-name="ce21"/>
          <table:table-cell table:style-name="ce21" office:value-type="string">
            <text:p>Greene</text:p>
          </table:table-cell>
          <table:table-cell table:style-name="ce21"/>
          <table:table-cell table:style-name="ce21" office:value-type="string">
            <text:p>Greensville</text:p>
          </table:table-cell>
          <table:table-cell table:style-name="ce21"/>
          <table:table-cell table:style-name="ce21" office:value-type="string">
            <text:p>Halifax</text:p>
          </table:table-cell>
          <table:table-cell table:style-name="ce21"/>
          <table:table-cell table:style-name="ce21" office:value-type="string">
            <text:p>Hanover</text:p>
          </table:table-cell>
          <table:table-cell table:style-name="ce21"/>
          <table:table-cell table:style-name="ce21" office:value-type="string">
            <text:p>Henrico</text:p>
          </table:table-cell>
          <table:table-cell table:style-name="ce21"/>
          <table:table-cell table:style-name="ce21" office:value-type="string">
            <text:p>Henry</text:p>
          </table:table-cell>
          <table:table-cell table:style-name="ce21"/>
          <table:table-cell table:style-name="ce21" office:value-type="string">
            <text:p>Highland</text:p>
          </table:table-cell>
          <table:table-cell table:style-name="ce21"/>
          <table:table-cell table:style-name="ce21" office:value-type="string">
            <text:p>Isle of Wight</text:p>
          </table:table-cell>
          <table:table-cell table:style-name="ce21"/>
          <table:table-cell table:style-name="ce21" office:value-type="string">
            <text:p>James City</text:p>
          </table:table-cell>
          <table:table-cell table:style-name="ce21"/>
          <table:table-cell table:style-name="ce21" office:value-type="string">
            <text:p>King &amp; Queen</text:p>
          </table:table-cell>
          <table:table-cell table:style-name="ce21"/>
          <table:table-cell table:style-name="ce21" office:value-type="string">
            <text:p>King George</text:p>
          </table:table-cell>
          <table:table-cell table:style-name="ce21"/>
          <table:table-cell table:style-name="ce21" office:value-type="string">
            <text:p>King William</text:p>
          </table:table-cell>
          <table:table-cell table:style-name="ce21"/>
          <table:table-cell table:style-name="ce21" office:value-type="string">
            <text:p>Lancaster</text:p>
          </table:table-cell>
          <table:table-cell table:style-name="ce21"/>
          <table:table-cell table:style-name="ce21" office:value-type="string">
            <text:p>Lee</text:p>
          </table:table-cell>
          <table:table-cell table:style-name="ce21"/>
          <table:table-cell table:style-name="ce21" office:value-type="string">
            <text:p>Loudoun</text:p>
          </table:table-cell>
          <table:table-cell table:style-name="ce21"/>
          <table:table-cell table:style-name="ce21" office:value-type="string">
            <text:p>Louisa</text:p>
          </table:table-cell>
          <table:table-cell table:style-name="ce21"/>
          <table:table-cell table:style-name="ce21" office:value-type="string">
            <text:p>Lunenburg</text:p>
          </table:table-cell>
          <table:table-cell table:style-name="ce21"/>
          <table:table-cell table:style-name="ce21" office:value-type="string">
            <text:p>Madison</text:p>
          </table:table-cell>
          <table:table-cell table:style-name="ce21"/>
          <table:table-cell table:style-name="ce21" office:value-type="string">
            <text:p>Mathews</text:p>
          </table:table-cell>
          <table:table-cell table:style-name="ce21"/>
          <table:table-cell table:style-name="ce21" office:value-type="string">
            <text:p>Mecklenburg</text:p>
          </table:table-cell>
          <table:table-cell table:style-name="ce21"/>
          <table:table-cell table:style-name="ce21" office:value-type="string">
            <text:p>Middlesex</text:p>
          </table:table-cell>
          <table:table-cell table:style-name="ce21"/>
          <table:table-cell table:style-name="ce21" office:value-type="string">
            <text:p>Montgomery</text:p>
          </table:table-cell>
          <table:table-cell table:style-name="ce21"/>
          <table:table-cell table:style-name="ce21" office:value-type="string">
            <text:p>Nelson</text:p>
          </table:table-cell>
          <table:table-cell table:style-name="ce21"/>
          <table:table-cell table:style-name="ce21" office:value-type="string">
            <text:p>New Kent</text:p>
          </table:table-cell>
          <table:table-cell table:style-name="ce21"/>
          <table:table-cell table:style-name="ce21" office:value-type="string">
            <text:p>Northampton</text:p>
          </table:table-cell>
          <table:table-cell table:style-name="ce21"/>
          <table:table-cell table:style-name="ce21" office:value-type="string">
            <text:p>Northumberland</text:p>
          </table:table-cell>
          <table:table-cell table:style-name="ce21"/>
          <table:table-cell table:style-name="ce21" office:value-type="string">
            <text:p>Nottoway</text:p>
          </table:table-cell>
          <table:table-cell table:style-name="ce21"/>
          <table:table-cell table:style-name="ce21" office:value-type="string">
            <text:p>Orange</text:p>
          </table:table-cell>
          <table:table-cell table:style-name="ce21"/>
          <table:table-cell table:style-name="ce21" office:value-type="string">
            <text:p>Page</text:p>
          </table:table-cell>
          <table:table-cell table:style-name="ce21"/>
          <table:table-cell table:style-name="ce21" office:value-type="string">
            <text:p>Patrick</text:p>
          </table:table-cell>
          <table:table-cell table:style-name="ce21"/>
          <table:table-cell table:style-name="ce21" office:value-type="string">
            <text:p>Pittsylvania</text:p>
          </table:table-cell>
          <table:table-cell table:style-name="ce21"/>
          <table:table-cell table:style-name="ce21" office:value-type="string">
            <text:p>Powhatan</text:p>
          </table:table-cell>
          <table:table-cell table:style-name="ce21"/>
          <table:table-cell table:style-name="ce21" office:value-type="string">
            <text:p>Prince Edward</text:p>
          </table:table-cell>
          <table:table-cell table:style-name="ce21"/>
          <table:table-cell table:style-name="ce21" office:value-type="string">
            <text:p>Prince George</text:p>
          </table:table-cell>
          <table:table-cell table:style-name="ce21"/>
          <table:table-cell table:style-name="ce21" office:value-type="string">
            <text:p>Prince William</text:p>
          </table:table-cell>
          <table:table-cell table:style-name="ce21"/>
          <table:table-cell table:style-name="ce21" office:value-type="string">
            <text:p>Pulaski</text:p>
          </table:table-cell>
          <table:table-cell table:style-name="ce21"/>
          <table:table-cell table:style-name="ce21" office:value-type="string">
            <text:p>Rappahannock</text:p>
          </table:table-cell>
          <table:table-cell table:style-name="ce21"/>
          <table:table-cell table:style-name="ce21" office:value-type="string">
            <text:p>Richmond</text:p>
          </table:table-cell>
          <table:table-cell table:style-name="ce21"/>
          <table:table-cell table:style-name="ce21" office:value-type="string">
            <text:p>Roanoke</text:p>
          </table:table-cell>
          <table:table-cell table:style-name="ce21"/>
          <table:table-cell table:style-name="ce21" office:value-type="string">
            <text:p>Rockbridge</text:p>
          </table:table-cell>
          <table:table-cell table:style-name="ce21"/>
          <table:table-cell table:style-name="ce21" office:value-type="string">
            <text:p>Rockingham</text:p>
          </table:table-cell>
          <table:table-cell table:style-name="ce21"/>
          <table:table-cell table:style-name="ce21" office:value-type="string">
            <text:p>Russell</text:p>
          </table:table-cell>
          <table:table-cell table:style-name="ce21"/>
          <table:table-cell table:style-name="ce21" office:value-type="string">
            <text:p>Scott</text:p>
          </table:table-cell>
          <table:table-cell table:style-name="ce21"/>
          <table:table-cell table:style-name="ce21" office:value-type="string">
            <text:p>Shenandoah</text:p>
          </table:table-cell>
          <table:table-cell table:style-name="ce21"/>
          <table:table-cell table:style-name="ce21" office:value-type="string">
            <text:p>Smyth</text:p>
          </table:table-cell>
          <table:table-cell table:style-name="ce21"/>
          <table:table-cell table:style-name="ce21" office:value-type="string">
            <text:p>Southampton</text:p>
          </table:table-cell>
          <table:table-cell table:style-name="ce21"/>
          <table:table-cell table:style-name="ce21" office:value-type="string">
            <text:p>Spotsylvania</text:p>
          </table:table-cell>
          <table:table-cell table:style-name="ce21"/>
          <table:table-cell table:style-name="ce21" office:value-type="string">
            <text:p>Stafford</text:p>
          </table:table-cell>
          <table:table-cell table:style-name="ce21"/>
          <table:table-cell table:style-name="ce21" office:value-type="string">
            <text:p>Surry</text:p>
          </table:table-cell>
          <table:table-cell table:style-name="ce21"/>
          <table:table-cell table:style-name="ce21" office:value-type="string">
            <text:p>Sussex</text:p>
          </table:table-cell>
          <table:table-cell table:style-name="ce21"/>
          <table:table-cell table:style-name="ce21" office:value-type="string">
            <text:p>Tazewell</text:p>
          </table:table-cell>
          <table:table-cell table:style-name="ce21"/>
          <table:table-cell table:style-name="ce21" office:value-type="string">
            <text:p>Warren</text:p>
          </table:table-cell>
          <table:table-cell table:style-name="ce21"/>
          <table:table-cell table:style-name="ce21" office:value-type="string">
            <text:p>Washington</text:p>
          </table:table-cell>
          <table:table-cell table:style-name="ce21"/>
          <table:table-cell table:style-name="ce21" office:value-type="string">
            <text:p>Westmoreland</text:p>
          </table:table-cell>
          <table:table-cell table:style-name="ce21"/>
          <table:table-cell table:style-name="ce21" office:value-type="string">
            <text:p>Wise</text:p>
          </table:table-cell>
          <table:table-cell table:style-name="ce21"/>
          <table:table-cell table:style-name="ce21" office:value-type="string">
            <text:p>Wythe</text:p>
          </table:table-cell>
          <table:table-cell table:style-name="ce21"/>
          <table:table-cell table:style-name="ce21" office:value-type="string">
            <text:p>York</text:p>
          </table:table-cell>
          <table:table-cell table:style-name="ce21"/>
          <table:table-cell table:style-name="ce21" office:value-type="string">
            <text:p>Total County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12">
            <text:p>2012</text:p>
          </table:table-cell>
          <table:table-cell table:style-name="ce22" office:value-type="float" office:value="173">
            <text:p>17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16">
            <text:p>1316</text:p>
          </table:table-cell>
          <table:table-cell table:style-name="ce22" office:value-type="float" office:value="1105">
            <text:p>110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39">
            <text:p>2139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11">
            <text:p>1511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7097">
            <text:p>17097</text:p>
          </table:table-cell>
          <table:table-cell table:style-name="ce22" office:value-type="float" office:value="2818">
            <text:p>281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22">
            <text:p>2122</text:p>
          </table:table-cell>
          <table:table-cell table:style-name="ce22" office:value-type="float" office:value="433">
            <text:p>43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03">
            <text:p>1203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14">
            <text:p>2414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67">
            <text:p>867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4851">
            <text:p>14851</text:p>
          </table:table-cell>
          <table:table-cell table:style-name="ce22" office:value-type="float" office:value="2412">
            <text:p>24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24">
            <text:p>1224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86">
            <text:p>2386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891">
            <text:p>1891</text:p>
          </table:table-cell>
          <table:table-cell table:style-name="ce22" office:value-type="float" office:value="630">
            <text:p>63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92">
            <text:p>1892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44">
            <text:p>3244</text:p>
          </table:table-cell>
          <table:table-cell table:style-name="ce22" office:value-type="float" office:value="549">
            <text:p>549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527">
            <text:p>1527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8970">
            <text:p>18970</text:p>
          </table:table-cell>
          <table:table-cell table:style-name="ce22" office:value-type="float" office:value="1937">
            <text:p>193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72">
            <text:p>1372</text:p>
          </table:table-cell>
          <table:table-cell table:style-name="ce22" office:value-type="float" office:value="190">
            <text:p>19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917">
            <text:p>917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26">
            <text:p>2126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85">
            <text:p>5885</text:p>
          </table:table-cell>
          <table:table-cell table:style-name="ce22" office:value-type="float" office:value="2515">
            <text:p>2515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8">
            <text:p>1048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031">
            <text:p>10031</text:p>
          </table:table-cell>
          <table:table-cell table:style-name="ce22" office:value-type="float" office:value="1683">
            <text:p>1683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08">
            <text:p>60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135">
            <text:p>1135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2365">
            <text:p>2365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189">
            <text:p>118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12">
            <text:p>712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49">
            <text:p>2149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31">
            <text:p>123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956">
            <text:p>4956</text:p>
          </table:table-cell>
          <table:table-cell table:style-name="ce22" office:value-type="float" office:value="1067">
            <text:p>1067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26">
            <text:p>1626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13">
            <text:p>1913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974">
            <text:p>1974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96">
            <text:p>129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44">
            <text:p>74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849">
            <text:p>84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04">
            <text:p>1004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66114">
            <text:p>66114</text:p>
          </table:table-cell>
          <table:table-cell table:style-name="ce22" office:value-type="float" office:value="9249">
            <text:p>924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77">
            <text:p>137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04">
            <text:p>60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5">
            <text:p>665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45">
            <text:p>1645</text:p>
          </table:table-cell>
          <table:table-cell table:style-name="ce22" office:value-type="float" office:value="620">
            <text:p>62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77">
            <text:p>107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54">
            <text:p>295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68">
            <text:p>186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540">
            <text:p>17540</text:p>
          </table:table-cell>
          <table:table-cell table:style-name="ce22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93">
            <text:p>3093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6">
            <text:p>866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540">
            <text:p>13540</text:p>
          </table:table-cell>
          <table:table-cell table:style-name="ce22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214">
            <text:p>3214</text:p>
          </table:table-cell>
          <table:table-cell table:style-name="ce22" office:value-type="float" office:value="1121">
            <text:p>112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8">
            <text:p>8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1">
            <text:p>8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18">
            <text:p>271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879">
            <text:p>2879</text:p>
          </table:table-cell>
          <table:table-cell table:style-name="ce22" office:value-type="float" office:value="504">
            <text:p>50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53">
            <text:p>3253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87">
            <text:p>5287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783">
            <text:p>78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57">
            <text:p>1257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111">
            <text:p>1111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279">
            <text:p>1279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932">
            <text:p>93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44">
            <text:p>1744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5">
            <text:p>85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06">
            <text:p>2606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027">
            <text:p>102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745">
            <text:p>1745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3318">
            <text:p>43318</text:p>
          </table:table-cell>
          <table:table-cell table:style-name="ce22" office:value-type="float" office:value="2714">
            <text:p>271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73">
            <text:p>2473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12">
            <text:p>91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44">
            <text:p>74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18">
            <text:p>81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617">
            <text:p>5617</text:p>
          </table:table-cell>
          <table:table-cell table:style-name="ce22" office:value-type="float" office:value="1835">
            <text:p>1835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004">
            <text:p>13004</text:p>
          </table:table-cell>
          <table:table-cell table:style-name="ce22" office:value-type="float" office:value="2026">
            <text:p>2026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933">
            <text:p>1933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460">
            <text:p>246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111">
            <text:p>2111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1395">
            <text:p>139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38">
            <text:p>3438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73">
            <text:p>2173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37">
            <text:p>63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823">
            <text:p>5823</text:p>
          </table:table-cell>
          <table:table-cell table:style-name="ce22" office:value-type="float" office:value="1289">
            <text:p>1289</text:p>
          </table:table-cell>
          <table:table-cell table:style-name="ce22" office:value-type="float" office:value="1307">
            <text:p>1307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61">
            <text:p>1861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76">
            <text:p>1076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285">
            <text:p>128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06">
            <text:p>906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859">
            <text:p>859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763">
            <text:p>2763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467">
            <text:p>1467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912">
            <text:p>91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59">
            <text:p>1459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05">
            <text:p>60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84309">
            <text:p>84309</text:p>
          </table:table-cell>
          <table:table-cell table:style-name="ce22" office:value-type="float" office:value="8583">
            <text:p>858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54">
            <text:p>75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417">
            <text:p>2417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07">
            <text:p>707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599">
            <text:p>4599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1497">
            <text:p>149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63">
            <text:p>1163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369">
            <text:p>136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73">
            <text:p>137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105">
            <text:p>110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502">
            <text:p>11502</text:p>
          </table:table-cell>
          <table:table-cell table:style-name="ce22" office:value-type="float" office:value="4350">
            <text:p>4350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47">
            <text:p>2147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3035">
            <text:p>23035</text:p>
          </table:table-cell>
          <table:table-cell table:style-name="ce22" office:value-type="float" office:value="3709">
            <text:p>3709</text:p>
          </table:table-cell>
          <table:table-cell table:style-name="ce22" office:value-type="float" office:value="2450">
            <text:p>245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541">
            <text:p>2541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2765">
            <text:p>2765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38">
            <text:p>133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080">
            <text:p>4080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4476">
            <text:p>4476</text:p>
          </table:table-cell>
          <table:table-cell table:style-name="ce22" office:value-type="float" office:value="1082">
            <text:p>1082</text:p>
          </table:table-cell>
          <table:table-cell table:style-name="ce22" office:value-type="float" office:value="2584">
            <text:p>258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69">
            <text:p>1269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21">
            <text:p>8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87">
            <text:p>5587</text:p>
          </table:table-cell>
          <table:table-cell table:style-name="ce22" office:value-type="float" office:value="676">
            <text:p>676</text:p>
          </table:table-cell>
          <table:table-cell table:style-name="ce22" office:value-type="float" office:value="468">
            <text:p>46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217">
            <text:p>121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404">
            <text:p>3404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44">
            <text:p>154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0779">
            <text:p>10779</text:p>
          </table:table-cell>
          <table:table-cell table:style-name="ce22" office:value-type="float" office:value="2356">
            <text:p>2356</text:p>
          </table:table-cell>
          <table:table-cell table:style-name="ce22" office:value-type="float" office:value="2358">
            <text:p>2358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487">
            <text:p>3487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07">
            <text:p>1507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903">
            <text:p>190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101">
            <text:p>110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435">
            <text:p>1435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559">
            <text:p>1559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053">
            <text:p>3053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4737">
            <text:p>4737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122">
            <text:p>2122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211">
            <text:p>2211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761">
            <text:p>1761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631">
            <text:p>63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129">
            <text:p>2129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031">
            <text:p>103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342">
            <text:p>1342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150423">
            <text:p>150423</text:p>
          </table:table-cell>
          <table:table-cell table:style-name="ce22" office:value-type="float" office:value="17832">
            <text:p>17832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ristol</text:p>
          </table:table-cell>
          <table:covered-table-cell/>
          <table:table-cell table:style-name="ce21" table:number-columns-spanned="2" table:number-rows-spanned="1" office:value-type="string">
            <text:p>Buena Vista</text:p>
          </table:table-cell>
          <table:covered-table-cell/>
          <table:table-cell table:style-name="ce21" table:number-columns-spanned="2" table:number-rows-spanned="1" office:value-type="string">
            <text:p>Charlottesville</text:p>
          </table:table-cell>
          <table:covered-table-cell/>
          <table:table-cell table:style-name="ce21" table:number-columns-spanned="2" table:number-rows-spanned="1" office:value-type="string">
            <text:p>Chesapeake</text:p>
          </table:table-cell>
          <table:covered-table-cell/>
          <table:table-cell table:style-name="ce21" table:number-columns-spanned="2" table:number-rows-spanned="1" office:value-type="string">
            <text:p>Colonial Heights</text:p>
          </table:table-cell>
          <table:covered-table-cell/>
          <table:table-cell table:style-name="ce21" table:number-columns-spanned="2" table:number-rows-spanned="1" office:value-type="string">
            <text:p>Covington</text:p>
          </table:table-cell>
          <table:covered-table-cell/>
          <table:table-cell table:style-name="ce21" table:number-columns-spanned="2" table:number-rows-spanned="1" office:value-type="string">
            <text:p>Danville</text:p>
          </table:table-cell>
          <table:covered-table-cell/>
          <table:table-cell table:style-name="ce21" table:number-columns-spanned="2" table:number-rows-spanned="1" office:value-type="string">
            <text:p>Emporia</text:p>
          </table:table-cell>
          <table:covered-table-cell/>
          <table:table-cell table:style-name="ce21" table:number-columns-spanned="2" table:number-rows-spanned="1" office:value-type="string">
            <text:p>Fairfax</text:p>
          </table:table-cell>
          <table:covered-table-cell/>
          <table:table-cell table:style-name="ce21" table:number-columns-spanned="2" table:number-rows-spanned="1" office:value-type="string">
            <text:p>Falls Church</text:p>
          </table:table-cell>
          <table:covered-table-cell/>
          <table:table-cell table:style-name="ce21" table:number-columns-spanned="2" table:number-rows-spanned="1" office:value-type="string">
            <text:p>Franklin</text:p>
          </table:table-cell>
          <table:covered-table-cell/>
          <table:table-cell table:style-name="ce21" table:number-columns-spanned="2" table:number-rows-spanned="1" office:value-type="string">
            <text:p>Fredericksburg</text:p>
          </table:table-cell>
          <table:covered-table-cell/>
          <table:table-cell table:style-name="ce21" table:number-columns-spanned="2" table:number-rows-spanned="1" office:value-type="string">
            <text:p>Galax</text:p>
          </table:table-cell>
          <table:covered-table-cell/>
          <table:table-cell table:style-name="ce21" table:number-columns-spanned="2" table:number-rows-spanned="1" office:value-type="string">
            <text:p>Hampton</text:p>
          </table:table-cell>
          <table:covered-table-cell/>
          <table:table-cell table:style-name="ce21" table:number-columns-spanned="2" table:number-rows-spanned="1" office:value-type="string">
            <text:p>Harrisonburg</text:p>
          </table:table-cell>
          <table:covered-table-cell/>
          <table:table-cell table:style-name="ce21" table:number-columns-spanned="2" table:number-rows-spanned="1" office:value-type="string">
            <text:p>Hopewell</text:p>
          </table:table-cell>
          <table:covered-table-cell/>
          <table:table-cell table:style-name="ce21" table:number-columns-spanned="2" table:number-rows-spanned="1" office:value-type="string">
            <text:p>Lexington</text:p>
          </table:table-cell>
          <table:covered-table-cell/>
          <table:table-cell table:style-name="ce21" table:number-columns-spanned="2" table:number-rows-spanned="1" office:value-type="string">
            <text:p>Lynchburg</text:p>
          </table:table-cell>
          <table:covered-table-cell/>
          <table:table-cell table:style-name="ce21" table:number-columns-spanned="2" table:number-rows-spanned="1" office:value-type="string">
            <text:p>Manassas</text:p>
          </table:table-cell>
          <table:covered-table-cell/>
          <table:table-cell table:style-name="ce21" table:number-columns-spanned="2" table:number-rows-spanned="1" office:value-type="string">
            <text:p>Manassas Park</text:p>
          </table:table-cell>
          <table:covered-table-cell/>
          <table:table-cell table:style-name="ce21" table:number-columns-spanned="2" table:number-rows-spanned="1" office:value-type="string">
            <text:p>Martinsville</text:p>
          </table:table-cell>
          <table:covered-table-cell/>
          <table:table-cell table:style-name="ce21" table:number-columns-spanned="2" table:number-rows-spanned="1" office:value-type="string">
            <text:p>Newport News</text:p>
          </table:table-cell>
          <table:covered-table-cell/>
          <table:table-cell table:style-name="ce21" table:number-columns-spanned="2" table:number-rows-spanned="1" office:value-type="string">
            <text:p>Norfolk</text:p>
          </table:table-cell>
          <table:covered-table-cell/>
          <table:table-cell table:style-name="ce21" table:number-columns-spanned="2" table:number-rows-spanned="1" office:value-type="string">
            <text:p>Norton</text:p>
          </table:table-cell>
          <table:covered-table-cell/>
          <table:table-cell table:style-name="ce21" table:number-columns-spanned="2" table:number-rows-spanned="1" office:value-type="string">
            <text:p>Petersburg</text:p>
          </table:table-cell>
          <table:covered-table-cell/>
          <table:table-cell table:style-name="ce21" table:number-columns-spanned="2" table:number-rows-spanned="1" office:value-type="string">
            <text:p>Poquoson</text:p>
          </table:table-cell>
          <table:covered-table-cell/>
          <table:table-cell table:style-name="ce21" table:number-columns-spanned="2" table:number-rows-spanned="1" office:value-type="string">
            <text:p>Portsmouth</text:p>
          </table:table-cell>
          <table:covered-table-cell/>
          <table:table-cell table:style-name="ce21" table:number-columns-spanned="2" table:number-rows-spanned="1" office:value-type="string">
            <text:p>Radford</text:p>
          </table:table-cell>
          <table:covered-table-cell/>
          <table:table-cell table:style-name="ce21" table:number-columns-spanned="2" table:number-rows-spanned="1" office:value-type="string">
            <text:p>Richmond</text:p>
          </table:table-cell>
          <table:covered-table-cell/>
          <table:table-cell table:style-name="ce21" table:number-columns-spanned="2" table:number-rows-spanned="1" office:value-type="string">
            <text:p>Roanoke</text:p>
          </table:table-cell>
          <table:covered-table-cell/>
          <table:table-cell table:style-name="ce21" table:number-columns-spanned="2" table:number-rows-spanned="1" office:value-type="string">
            <text:p>Salem</text:p>
          </table:table-cell>
          <table:covered-table-cell/>
          <table:table-cell table:style-name="ce21" table:number-columns-spanned="2" table:number-rows-spanned="1" office:value-type="string">
            <text:p>Staunton</text:p>
          </table:table-cell>
          <table:covered-table-cell/>
          <table:table-cell table:style-name="ce21" table:number-columns-spanned="2" table:number-rows-spanned="1" office:value-type="string">
            <text:p>Suffolk</text:p>
          </table:table-cell>
          <table:covered-table-cell/>
          <table:table-cell table:style-name="ce21" table:number-columns-spanned="2" table:number-rows-spanned="1" office:value-type="string">
            <text:p>Virginia Beach</text:p>
          </table:table-cell>
          <table:covered-table-cell/>
          <table:table-cell table:style-name="ce21" table:number-columns-spanned="2" table:number-rows-spanned="1" office:value-type="string">
            <text:p>Waynesboro</text:p>
          </table:table-cell>
          <table:covered-table-cell/>
          <table:table-cell table:style-name="ce21" table:number-columns-spanned="2" table:number-rows-spanned="1" office:value-type="string">
            <text:p>Williamsburg</text:p>
          </table:table-cell>
          <table:covered-table-cell/>
          <table:table-cell table:style-name="ce21" table:number-columns-spanned="2" table:number-rows-spanned="1" office:value-type="string">
            <text:p>Winchester</text:p>
          </table:table-cell>
          <table:covered-table-cell/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153">
            <text:p>15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07">
            <text:p>2107</text:p>
          </table:table-cell>
          <table:table-cell table:style-name="ce22" office:value-type="float" office:value="139">
            <text:p>13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29">
            <text:p>112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63">
            <text:p>66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71">
            <text:p>1071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12">
            <text:p>1512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09">
            <text:p>110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19">
            <text:p>1919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1151">
            <text:p>1151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712">
            <text:p>2712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7567">
            <text:p>17567</text:p>
          </table:table-cell>
          <table:table-cell table:style-name="ce22" office:value-type="float" office:value="1387">
            <text:p>138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07">
            <text:p>1507</text:p>
          </table:table-cell>
          <table:table-cell table:style-name="ce22" office:value-type="float" office:value="355">
            <text:p>35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76">
            <text:p>107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73">
            <text:p>773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2342">
            <text:p>12342</text:p>
          </table:table-cell>
          <table:table-cell table:style-name="ce22" office:value-type="float" office:value="1561">
            <text:p>156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55">
            <text:p>1855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3">
            <text:p>55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14">
            <text:p>1614</text:p>
          </table:table-cell>
          <table:table-cell table:style-name="ce22" office:value-type="float" office:value="239">
            <text:p>23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16">
            <text:p>1416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793">
            <text:p>79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27">
            <text:p>1727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654">
            <text:p>1654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5616">
            <text:p>15616</text:p>
          </table:table-cell>
          <table:table-cell table:style-name="ce22" office:value-type="float" office:value="858">
            <text:p>85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41">
            <text:p>1541</text:p>
          </table:table-cell>
          <table:table-cell table:style-name="ce22" office:value-type="float" office:value="132">
            <text:p>13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361">
            <text:p>1361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36">
            <text:p>103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345">
            <text:p>4345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169">
            <text:p>1169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42">
            <text:p>234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163">
            <text:p>116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406">
            <text:p>3406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1104">
            <text:p>1104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463">
            <text:p>2463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799">
            <text:p>799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742">
            <text:p>4742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3572">
            <text:p>3572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65">
            <text:p>1665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632">
            <text:p>263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300">
            <text:p>6300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3842">
            <text:p>3842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682">
            <text:p>1682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7614">
            <text:p>7614</text:p>
          </table:table-cell>
          <table:table-cell table:style-name="ce22" office:value-type="float" office:value="1217">
            <text:p>1217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58843">
            <text:p>58843</text:p>
          </table:table-cell>
          <table:table-cell table:style-name="ce22" office:value-type="float" office:value="5204">
            <text:p>520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1054">
            <text:p>105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96">
            <text:p>59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67">
            <text:p>2467</text:p>
          </table:table-cell>
          <table:table-cell table:style-name="ce22" office:value-type="float" office:value="298">
            <text:p>29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96">
            <text:p>10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56">
            <text:p>245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580">
            <text:p>1058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9">
            <text:p>88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7">
            <text:p>8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5">
            <text:p>90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15">
            <text:p>18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29">
            <text:p>20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53">
            <text:p>335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241">
            <text:p>17241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41">
            <text:p>7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69">
            <text:p>2069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32">
            <text:p>93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838">
            <text:p>4838</text:p>
          </table:table-cell>
          <table:table-cell table:style-name="ce22" office:value-type="float" office:value="454">
            <text:p>45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6">
            <text:p>81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052">
            <text:p>1052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4">
            <text:p>62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672">
            <text:p>5672</text:p>
          </table:table-cell>
          <table:table-cell table:style-name="ce22" office:value-type="float" office:value="381">
            <text:p>38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750">
            <text:p>275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74">
            <text:p>2074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015">
            <text:p>3015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863">
            <text:p>86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94">
            <text:p>2194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717">
            <text:p>1717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7228">
            <text:p>7228</text:p>
          </table:table-cell>
          <table:table-cell table:style-name="ce22" office:value-type="float" office:value="1098">
            <text:p>1098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61">
            <text:p>126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00">
            <text:p>350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226">
            <text:p>422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97">
            <text:p>1397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682">
            <text:p>7682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6863">
            <text:p>46863</text:p>
          </table:table-cell>
          <table:table-cell table:style-name="ce22" office:value-type="float" office:value="2332">
            <text:p>233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48">
            <text:p>2048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24">
            <text:p>1924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4880">
            <text:p>4880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502">
            <text:p>1502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656">
            <text:p>3656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44">
            <text:p>134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883">
            <text:p>4883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2252">
            <text:p>225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35">
            <text:p>3635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911">
            <text:p>91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806">
            <text:p>3806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13087">
            <text:p>13087</text:p>
          </table:table-cell>
          <table:table-cell table:style-name="ce22" office:value-type="float" office:value="1318">
            <text:p>1318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809">
            <text:p>180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920">
            <text:p>4920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728">
            <text:p>6728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5096">
            <text:p>5096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376">
            <text:p>1376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231">
            <text:p>123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5804">
            <text:p>15804</text:p>
          </table:table-cell>
          <table:table-cell table:style-name="ce22" office:value-type="float" office:value="906">
            <text:p>906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37">
            <text:p>173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90622">
            <text:p>90622</text:p>
          </table:table-cell>
          <table:table-cell table:style-name="ce22" office:value-type="float" office:value="5439">
            <text:p>543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409">
            <text:p>3409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488">
            <text:p>1488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60">
            <text:p>296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9225">
            <text:p>9225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2671">
            <text:p>2671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998">
            <text:p>5998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639">
            <text:p>63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507">
            <text:p>2507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289">
            <text:p>8289</text:p>
          </table:table-cell>
          <table:table-cell table:style-name="ce22" office:value-type="float" office:value="1074">
            <text:p>1074</text:p>
          </table:table-cell>
          <table:table-cell table:style-name="ce22" office:value-type="float" office:value="3356">
            <text:p>3356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016">
            <text:p>1016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098">
            <text:p>6098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438">
            <text:p>143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548">
            <text:p>8548</text:p>
          </table:table-cell>
          <table:table-cell table:style-name="ce22" office:value-type="float" office:value="884">
            <text:p>884</text:p>
          </table:table-cell>
          <table:table-cell table:style-name="ce22" office:value-type="float" office:value="16659">
            <text:p>16659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474">
            <text:p>3474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7552">
            <text:p>7552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3028">
            <text:p>13028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8938">
            <text:p>8938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941">
            <text:p>941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988">
            <text:p>1988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913">
            <text:p>2913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3418">
            <text:p>23418</text:p>
          </table:table-cell>
          <table:table-cell table:style-name="ce22" office:value-type="float" office:value="2123">
            <text:p>2123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509">
            <text:p>2509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49465">
            <text:p>149465</text:p>
          </table:table-cell>
          <table:table-cell table:style-name="ce22" office:value-type="float" office:value="10643">
            <text:p>10643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-university-other-agency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  <table:table-cell table:style-name="ce21" table:number-columns-spanned="2" table:number-rows-spanned="1" office:value-type="string">
            <text:p>Other Agency</text:p>
          </table:table-cell>
          <table:covered-table-cell/>
          <table:table-cell table:style-name="ce21" table:number-columns-spanned="2" table:number-rows-spanned="1" office:value-type="string">
            <text:p>Total Other</text:p>
          </table:table-cell>
          <table:covered-table-cell/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31">
            <text:p>1031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2">
            <text:p>1082</text:p>
          </table:table-cell>
          <table:table-cell table:style-name="ce22" office:value-type="float" office:value="195">
            <text:p>19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21">
            <text:p>1421</text:p>
          </table:table-cell>
          <table:table-cell table:style-name="ce22" office:value-type="float" office:value="262">
            <text:p>26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49">
            <text:p>4149</text:p>
          </table:table-cell>
          <table:table-cell table:style-name="ce22" office:value-type="float" office:value="313">
            <text:p>31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797">
            <text:p>34797</text:p>
          </table:table-cell>
          <table:table-cell table:style-name="ce22" office:value-type="float" office:value="4207">
            <text:p>420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38">
            <text:p>13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42">
            <text:p>3642</text:p>
          </table:table-cell>
          <table:table-cell table:style-name="ce22" office:value-type="float" office:value="788">
            <text:p>78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7425">
            <text:p>27425</text:p>
          </table:table-cell>
          <table:table-cell table:style-name="ce22" office:value-type="float" office:value="3978">
            <text:p>397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148">
            <text:p>14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20">
            <text:p>4320</text:p>
          </table:table-cell>
          <table:table-cell table:style-name="ce22" office:value-type="float" office:value="132">
            <text:p>13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89">
            <text:p>1489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32">
            <text:p>13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61">
            <text:p>3561</text:p>
          </table:table-cell>
          <table:table-cell table:style-name="ce22" office:value-type="float" office:value="870">
            <text:p>87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59">
            <text:p>65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5513">
            <text:p>35513</text:p>
          </table:table-cell>
          <table:table-cell table:style-name="ce22" office:value-type="float" office:value="2836">
            <text:p>283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4">
            <text:p>8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226">
            <text:p>3226</text:p>
          </table:table-cell>
          <table:table-cell table:style-name="ce22" office:value-type="float" office:value="336">
            <text:p>33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41">
            <text:p>114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975">
            <text:p>1975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26932">
            <text:p>126932</text:p>
          </table:table-cell>
          <table:table-cell table:style-name="ce22" office:value-type="float" office:value="14521">
            <text:p>1452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42">
            <text:p>194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94">
            <text:p>4194</text:p>
          </table:table-cell>
          <table:table-cell table:style-name="ce22" office:value-type="float" office:value="918">
            <text:p>91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750">
            <text:p>28750</text:p>
          </table:table-cell>
          <table:table-cell table:style-name="ce22" office:value-type="float" office:value="145">
            <text:p>14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62">
            <text:p>106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1843">
            <text:p>31843</text:p>
          </table:table-cell>
          <table:table-cell table:style-name="ce22" office:value-type="float" office:value="214">
            <text:p>21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40">
            <text:p>2740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156">
            <text:p>1156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936">
            <text:p>1936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9988">
            <text:p>9988</text:p>
          </table:table-cell>
          <table:table-cell table:style-name="ce22" office:value-type="float" office:value="1655">
            <text:p>165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34">
            <text:p>353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9317">
            <text:p>9317</text:p>
          </table:table-cell>
          <table:table-cell table:style-name="ce22" office:value-type="float" office:value="919">
            <text:p>91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917">
            <text:p>5917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6405">
            <text:p>6405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96586">
            <text:p>96586</text:p>
          </table:table-cell>
          <table:table-cell table:style-name="ce22" office:value-type="float" office:value="5197">
            <text:p>519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88">
            <text:p>278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8109">
            <text:p>8109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10897">
            <text:p>10897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185828">
            <text:p>185828</text:p>
          </table:table-cell>
          <table:table-cell table:style-name="ce22" office:value-type="float" office:value="14296">
            <text:p>1429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929">
            <text:p>3929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8943">
            <text:p>8943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12872">
            <text:p>12872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312760">
            <text:p>312760</text:p>
          </table:table-cell>
          <table:table-cell table:style-name="ce22" office:value-type="float" office:value="28817">
            <text:p>28817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llege-university-other-agency" style:display-name="PageStyle_college-university-other-agency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